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0.398cm" loext:decorative="false"/>
    </style:style>
    <style:style style:name="gr5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loext:decorative="false"/>
      <style:paragraph-properties style:writing-mode="lr-tb"/>
    </style:style>
    <style:style style:name="gr6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1.423cm" fo:min-width="0cm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min-height="0.97cm" fo:min-width="1.037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="none"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ans" fo:font-size="32pt" style:letter-kerning="true" style:font-name-asian="Noto Sans CJK SC" style:font-size-asian="18pt" style:font-name-complex="Noto Sans Devanagari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129cm" svg:height="1.517cm" svg:x="2.252cm" svg:y="1.745cm">
          <draw:text-box>
            <text:p text:style-name="P1"><text:span text:style-name="T1">7</text:span></text:p>
          </draw:text-box>
        </draw:frame>
        <draw:line draw:style-name="gr2" draw:text-style-name="P3" draw:layer="layout" svg:x1="3.44cm" svg:y1="1.95cm" svg:x2="3.44cm" svg:y2="3.22cm">
          <text:p/>
        </draw:line>
        <draw:line draw:style-name="gr2" draw:text-style-name="P3" draw:layer="layout" svg:x1="3.44cm" svg:y1="3.205cm" svg:x2="4.71cm" svg:y2="3.205cm">
          <text:p/>
        </draw:line>
        <draw:frame draw:style-name="gr3" draw:text-style-name="P2" draw:layer="layout" svg:width="0.891cm" svg:height="1.267cm" svg:x="3.719cm" svg:y="1.835cm">
          <draw:text-box>
            <text:p text:style-name="P4">2</text:p>
          </draw:text-box>
        </draw:frame>
        <draw:custom-shape draw:style-name="gr4" draw:text-style-name="P5" draw:layer="layout" svg:width="1.27cm" svg:height="1.27cm" svg:x="1.635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222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4.81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6.397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984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572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1.16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47cm" svg:y1="8.762cm" svg:x2="12.78cm" svg:y2="10.65cm">
          <text:p/>
        </draw:line>
        <draw:custom-shape draw:style-name="gr4" draw:text-style-name="P5" draw:layer="layout" svg:width="1.27cm" svg:height="1.27cm" svg:x="13.064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4.652cm" svg:y="9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747cm" svg:y1="10.667cm" svg:x2="15.922cm" svg:y2="10.667cm">
          <text:p/>
        </draw:line>
        <draw:frame draw:style-name="gr5" draw:text-style-name="P6" draw:layer="layout" svg:width="2.914cm" svg:height="1.012cm" svg:x="1.635cm" svg:y="0.94cm">
          <draw:text-box>
            <text:p>dividend</text:p>
          </draw:text-box>
        </draw:frame>
        <draw:frame draw:style-name="gr5" draw:text-style-name="P6" draw:layer="layout" svg:width="2.385cm" svg:height="1.012cm" svg:x="4.81cm" svg:y="1.952cm">
          <draw:text-box>
            <text:p>divisor</text:p>
          </draw:text-box>
        </draw:frame>
        <draw:frame draw:style-name="gr5" draw:text-style-name="P6" draw:layer="layout" svg:width="2.808cm" svg:height="1.012cm" svg:x="4.492cm" svg:y="3.48cm">
          <draw:text-box>
            <text:p>quotient</text:p>
          </draw:text-box>
        </draw:frame>
        <draw:frame draw:style-name="gr6" draw:text-style-name="P6" draw:layer="layout" svg:width="4.006cm" svg:height="1.723cm" svg:x="1.121cm" svg:y="6.08cm">
          <draw:text-box>
            <text:p>remainder</text:p>
          </draw:text-box>
        </draw:frame>
        <draw:path draw:style-name="gr7" draw:text-style-name="P3" draw:layer="layout" svg:width="1.188cm" svg:height="0.775cm" draw:transform="rotate (1.5707963267949) translate (3.66740462884155cm 4.471cm)" svg:viewBox="0 0 1189 776" svg:d="M899 11c134-52 367 97 265 238-94 130-83 301-265 370-106 39-346 145-317-105 6-55 117-458-53-133-82 156-206 288-370 371-213 107-144-173-159-265v-132-53">
          <text:p/>
        </draw:path>
        <draw:path draw:style-name="gr7" draw:text-style-name="P3" draw:layer="layout" svg:width="1.005cm" svg:height="0.856cm" draw:transform="rotate (-2.6778586713349) translate (3.07554296885824cm 3.95392334959498cm)" svg:viewBox="0 0 1006 857" svg:d="M0 842c153 42 356 0 427-142 61-124 146-216 200-343 45-106 276-331 59-355-143-16-445 59-390 248 38 131 158 252 308 272 146 20 254 134 402 142l-118-59-24-12">
          <text:p/>
        </draw:path>
        <draw:path draw:style-name="gr7" draw:text-style-name="P3" draw:layer="layout" svg:width="1.349cm" svg:height="0.449cm" draw:transform="rotate (1.5707963267949) translate (2.40811513790854cm 5.88402520346032cm)" svg:viewBox="0 0 1350 450" svg:d="M831 26c133 8 276-36 397 27 318 166-77 181-159 159-135-37-267 0-397-53-144-59-265 137-397 53-120-76-325 229-264-80 69-352 48 106 79 159v132 27">
          <text:p/>
        </draw:path>
        <draw:custom-shape draw:style-name="gr4" draw:text-style-name="P5" draw:layer="layout" svg:width="1.27cm" svg:height="1.27cm" svg:x="1.634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3.222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1.163cm" svg:height="0.036cm" draw:transform="rotate (-1.5707963267949) translate (13.1342915369164cm 11.192cm)" svg:viewBox="0 0 1164 37" svg:d="M0 10c131 1 266-23 396 0 134 25 264 19 397 27h133 132 106">
          <text:p/>
        </draw:path>
        <draw:custom-shape draw:style-name="gr4" draw:text-style-name="P5" draw:layer="layout" svg:width="1.27cm" svg:height="1.27cm" svg:x="4.81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6.398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1.296cm" svg:height="0.036cm" svg:x="13.044cm" svg:y="11.236cm" svg:viewBox="0 0 1297 37" svg:d="M0 8c136-31 258 42 397 27 131-14 264 0 397 0 131 0 264 0 397 0h106">
          <text:p/>
        </draw:path>
        <draw:custom-shape draw:style-name="gr4" draw:text-style-name="P5" draw:layer="layout" svg:width="1.27cm" svg:height="1.27cm" svg:x="7.984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9.572cm" svg:y="1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.317cm" svg:y1="13.065cm" svg:x2="12.747cm" svg:y2="13.065cm">
          <text:p/>
        </draw:line>
        <draw:custom-shape draw:style-name="gr4" draw:text-style-name="P5" draw:layer="layout" svg:width="1.27cm" svg:height="1.27cm" svg:x="1.63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1.031cm" svg:height="0.062cm" draw:transform="rotate (-1.5707963267949) translate (14.288cm 11.297cm)" svg:viewBox="0 0 1032 63" svg:d="M0 0c132 9 260 17 397 27 138 10 260 56 397 26h132 106">
          <text:p/>
        </draw:path>
        <draw:custom-shape draw:style-name="gr8" draw:text-style-name="P5" draw:layer="layout" svg:width="1.587cm" svg:height="1.27cm" svg:x="9.255cm" svg:y="3.222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87cm" svg:height="1.27cm" svg:x="10.842cm" svg:y="3.222cm">
          <text:p text:style-name="P5">1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669cm" svg:height="1.012cm" svg:x="9.572cm" svg:y="2.27cm">
          <draw:text-box>
            <text:p>0 <text:s text:c="7"/>1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48:43.495863800</meta:creation-date>
    <meta:generator>LibreOffice/24.2.5.2$Linux_X86_64 LibreOffice_project/420$Build-2</meta:generator>
    <dc:date>2024-08-01T21:01:56.041514539</dc:date>
    <meta:editing-duration>PT18M</meta:editing-duration>
    <meta:editing-cycles>4</meta:editing-cycles>
    <meta:document-statistic meta:object-count="36"/>
  </office:meta>
</office:document-meta>
</file>